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942" officeooo:paragraph-rsid="000c2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Morphosyntax 20.2</text:p>
      <text:p text:style-name="P1"/>
      <text:p text:style-name="P1">item X2</text:p>
      <text:p text:style-name="P1"/>
      <text:p text:style-name="P1">TASK A : find the constituents using constituency tests.</text:p>
      <text:p text:style-name="P1">TASK B : draw the tree for each clause. Include the categories of words and phrases. </text:p>
      <text:p text:style-name="P1">Also indicate if each constituent of a phrase is a head(h) or a dependent(d).</text:p>
      <text:p text:style-name="P1"/>
      <text:p text:style-name="P1">1. The baby ate.</text:p>
      <text:p text:style-name="P1">2. The baby ate spaghetti.</text:p>
      <text:p text:style-name="P1">3. The cat is on the mat. </text:p>
      <text:p text:style-name="P1">4. Bob travelled to London.</text:p>
      <text:p text:style-name="P1">5. Bob saw the fire in the librar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0:35:45.190517491</meta:creation-date>
    <dc:date>2021-04-08T11:36:12.859220748</dc:date>
    <meta:editing-duration>PT50M17S</meta:editing-duration>
    <meta:editing-cycles>1</meta:editing-cycles>
    <meta:document-statistic meta:table-count="0" meta:image-count="0" meta:object-count="0" meta:page-count="1" meta:paragraph-count="10" meta:word-count="74" meta:character-count="389" meta:non-whitespace-character-count="322"/>
    <meta:generator>LibreOffice/5.2.7.2$Linux_X86_64 LibreOffice_project/20m0$Build-2</meta:generator>
  </office:meta>
</office:document-meta>
</file>